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d4d4d4" loext:opacity="100%" style:font-name="Droid Sans Mono" fo:font-size="10.5pt" fo:font-weight="normal" fo:background-color="#1e1e1e"/>
    </style:style>
    <style:style style:name="P2" style:family="paragraph" style:parent-style-name="Standard">
      <style:text-properties fo:color="#d4d4d4" loext:opacity="100%" style:font-name="Droid Sans Mono" fo:font-size="10.5pt" fo:font-weight="normal" fo:background-color="#1e1e1e" style:font-weight-asian="bold" style:font-weight-complex="bold"/>
    </style:style>
    <style:style style:name="P3" style:family="paragraph" style:parent-style-name="Standard">
      <style:paragraph-properties style:line-height-at-least="0.503cm"/>
      <style:text-properties fo:color="#d4d4d4" loext:opacity="100%" style:font-name="Droid Sans Mono" fo:font-size="10.5pt" fo:font-weight="normal" officeooo:rsid="00175e1a" officeooo:paragraph-rsid="00175e1a" fo:background-color="#1e1e1e"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paragraph-rsid="00165b2a" style:font-weight-asian="bold" style:font-weight-complex="bold"/>
    </style:style>
    <style:style style:name="P6" style:family="paragraph" style:parent-style-name="Standard">
      <style:text-properties fo:font-weight="bold" officeooo:paragraph-rsid="0016870d" style:font-weight-asian="bold" style:font-weight-complex="bold"/>
    </style:style>
    <style:style style:name="P7" style:family="paragraph" style:parent-style-name="Standard">
      <style:paragraph-properties style:line-height-at-least="0.503cm"/>
      <style:text-properties fo:font-weight="bold" officeooo:rsid="00175e1a" officeooo:paragraph-rsid="00175e1a" style:font-weight-asian="bold" style:font-weight-complex="bold"/>
    </style:style>
    <style:style style:name="P8" style:family="paragraph" style:parent-style-name="Standard">
      <style:paragraph-properties style:line-height-at-least="0.503cm"/>
    </style:style>
    <style:style style:name="P9" style:family="paragraph" style:parent-style-name="Standard">
      <style:paragraph-properties style:line-height-at-least="0.503cm"/>
      <style:text-properties style:text-underline-style="none" fo:font-weight="bold" officeooo:rsid="00175e1a" officeooo:paragraph-rsid="00175e1a" style:font-weight-asian="bold" style:font-weight-complex="bold"/>
    </style:style>
    <style:style style:name="P10" style:family="paragraph" style:parent-style-name="Standard">
      <style:paragraph-properties style:line-height-at-least="0.503cm"/>
      <style:text-properties style:text-underline-style="none" fo:font-weight="bold" officeooo:rsid="001914e6" officeooo:paragraph-rsid="001914e6" style:font-weight-asian="bold" style:font-weight-complex="bold"/>
    </style:style>
    <style:style style:name="P11" style:family="paragraph" style:parent-style-name="Standard">
      <style:paragraph-properties style:line-height-at-least="0.503cm"/>
      <style:text-properties fo:color="#ce9178" loext:opacity="100%" style:font-name="Droid Sans Mono" fo:font-size="10.5pt" fo:font-weight="normal" fo:background-color="#1e1e1e"/>
    </style:style>
    <style:style style:name="P12" style:family="paragraph" style:parent-style-name="Standard">
      <style:paragraph-properties style:line-height-at-least="0.503cm"/>
      <style:text-properties fo:color="#ce9178" loext:opacity="100%" style:font-name="Droid Sans Mono" fo:font-size="10.5pt" style:text-underline-style="none" fo:font-weight="normal" officeooo:rsid="00175e1a" officeooo:paragraph-rsid="00175e1a" fo:background-color="#1e1e1e" style:font-weight-asian="bold" style:font-weight-complex="bold"/>
    </style:style>
    <style:style style:name="P13" style:family="paragraph" style:parent-style-name="Standard">
      <style:text-properties officeooo:rsid="001a0cec" officeooo:paragraph-rsid="001a0cec"/>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style:line-height-at-least="0.503cm"/>
      <style:text-properties fo:font-weight="bold" officeooo:paragraph-rsid="00242f51"/>
    </style:style>
    <style:style style:name="P16" style:family="paragraph" style:parent-style-name="Standard">
      <style:paragraph-properties style:line-height-at-least="0.503cm"/>
      <style:text-properties style:text-underline-style="none" fo:font-weight="normal" officeooo:rsid="001b3f6f" officeooo:paragraph-rsid="001b3f6f" style:font-weight-asian="normal" style:font-weight-complex="normal"/>
    </style:style>
    <style:style style:name="P17" style:family="paragraph" style:parent-style-name="Standard">
      <style:paragraph-properties style:line-height-at-least="0.503cm"/>
      <style:text-properties style:text-underline-style="none" fo:font-weight="normal" officeooo:rsid="0021cec6" officeooo:paragraph-rsid="0021cec6" style:font-weight-asian="normal" style:font-weight-complex="normal"/>
    </style:style>
    <style:style style:name="P18" style:family="paragraph" style:parent-style-name="Standard">
      <style:paragraph-properties style:line-height-at-least="0.503cm"/>
      <style:text-properties style:text-underline-style="none" fo:font-weight="bold" officeooo:rsid="00175e1a" officeooo:paragraph-rsid="001a0cec" style:font-weight-asian="bold" style:font-weight-complex="bold"/>
    </style:style>
    <style:style style:name="P19" style:family="paragraph" style:parent-style-name="Standard">
      <style:paragraph-properties style:line-height-at-least="0.503cm"/>
      <style:text-properties style:text-underline-style="none" fo:font-weight="bold" officeooo:rsid="001b3f6f" officeooo:paragraph-rsid="001b3f6f" style:font-weight-asian="bold" style:font-weight-complex="bold"/>
    </style:style>
    <style:style style:name="P20" style:family="paragraph" style:parent-style-name="Standard">
      <style:paragraph-properties style:line-height-at-least="0.503cm"/>
      <style:text-properties style:text-underline-style="none" fo:font-weight="bold" officeooo:rsid="001b3f6f" officeooo:paragraph-rsid="00203ac3" style:font-weight-asian="bold" style:font-weight-complex="bold"/>
    </style:style>
    <style:style style:name="P21" style:family="paragraph" style:parent-style-name="Standard">
      <style:paragraph-properties style:line-height-at-least="0.503cm"/>
      <style:text-properties style:text-underline-style="none" fo:font-weight="bold" officeooo:rsid="001b3f6f" officeooo:paragraph-rsid="00242f51" style:font-weight-asian="bold" style:font-weight-complex="bold"/>
    </style:style>
    <style:style style:name="P22" style:family="paragraph" style:parent-style-name="Standard">
      <style:paragraph-properties style:line-height-at-least="0.503cm"/>
      <style:text-properties style:text-underline-style="none" fo:font-weight="bold" officeooo:rsid="001b3f6f" officeooo:paragraph-rsid="002497fb" style:font-weight-asian="bold" style:font-weight-complex="bold"/>
    </style:style>
    <style:style style:name="P23" style:family="paragraph" style:parent-style-name="Standard">
      <style:paragraph-properties style:line-height-at-least="0.503cm"/>
      <style:text-properties fo:color="#d4d4d4" loext:opacity="100%" style:font-name="Droid Sans Mono" fo:font-size="10.5pt" fo:font-weight="normal" fo:background-color="#1e1e1e"/>
    </style:style>
    <style:style style:name="P24" style:family="paragraph" style:parent-style-name="Standard">
      <style:paragraph-properties style:line-height-at-least="0.503cm"/>
      <style:text-properties fo:color="#d4d4d4" loext:opacity="100%" style:font-name="Droid Sans Mono" fo:font-size="10.5pt" style:text-underline-style="none" fo:font-weight="normal" officeooo:rsid="001b3f6f" officeooo:paragraph-rsid="001b3f6f" fo:background-color="#1e1e1e" style:font-weight-asian="normal" style:font-weight-complex="normal"/>
    </style:style>
    <style:style style:name="P25" style:family="paragraph" style:parent-style-name="Standard">
      <style:paragraph-properties style:line-height-at-least="0.503cm"/>
      <style:text-properties fo:color="#d4d4d4" loext:opacity="100%" style:font-name="Droid Sans Mono" fo:font-size="10.5pt" style:text-underline-style="none" fo:font-weight="normal" officeooo:rsid="001b3f6f" officeooo:paragraph-rsid="001b3f6f" fo:background-color="#1e1e1e" style:font-weight-asian="bold" style:font-weight-complex="bold"/>
    </style:style>
    <style:style style:name="P26" style:family="paragraph" style:parent-style-name="Standard">
      <style:paragraph-properties style:line-height-at-least="0.503cm"/>
      <style:text-properties fo:color="#d4d4d4" loext:opacity="100%" style:font-name="Droid Sans Mono" fo:font-size="10.5pt" style:text-underline-style="none" fo:font-weight="normal" officeooo:rsid="001b3f6f" officeooo:paragraph-rsid="00203ac3" fo:background-color="#1e1e1e" style:font-weight-asian="bold" style:font-weight-complex="bold"/>
    </style:style>
    <style:style style:name="P27" style:family="paragraph" style:parent-style-name="Standard">
      <style:paragraph-properties style:line-height-at-least="0.503cm"/>
      <style:text-properties fo:color="#d4d4d4" loext:opacity="100%" style:font-name="Droid Sans Mono" fo:font-size="10.5pt" style:text-underline-style="none" fo:font-weight="normal" officeooo:rsid="001b3f6f" officeooo:paragraph-rsid="00242f51" fo:background-color="#1e1e1e" style:font-weight-asian="bold" style:font-weight-complex="bold"/>
    </style:style>
    <style:style style:name="P28" style:family="paragraph" style:parent-style-name="Standard">
      <style:paragraph-properties style:line-height-at-least="0.503cm"/>
      <style:text-properties fo:color="#ce9178" loext:opacity="100%" style:font-name="Droid Sans Mono" fo:font-size="10.5pt" fo:font-weight="normal" officeooo:paragraph-rsid="001a0cec" fo:background-color="#1e1e1e"/>
    </style:style>
    <style:style style:name="P29" style:family="paragraph" style:parent-style-name="Standard">
      <style:paragraph-properties style:line-height-at-least="0.503cm"/>
    </style:style>
    <style:style style:name="P30" style:family="paragraph" style:parent-style-name="Standard">
      <style:paragraph-properties style:line-height-at-least="0.503cm"/>
      <style:text-properties officeooo:paragraph-rsid="002497fb"/>
    </style:style>
    <style:style style:name="T1" style:family="text">
      <style:text-properties fo:color="#808080" loext:opacity="100%"/>
    </style:style>
    <style:style style:name="T2" style:family="text">
      <style:text-properties fo:color="#808080" loext:opacity="100%" style:font-name="Droid Sans Mono" fo:font-size="10.5pt" fo:font-weight="normal" fo:background-color="#1e1e1e" loext:char-shading-value="0"/>
    </style:style>
    <style:style style:name="T3" style:family="text">
      <style:text-properties fo:color="#569cd6" loext:opacity="100%"/>
    </style:style>
    <style:style style:name="T4" style:family="text">
      <style:text-properties fo:color="#569cd6" loext:opacity="100%" style:font-name="Droid Sans Mono" fo:font-size="10.5pt" fo:font-weight="normal" fo:background-color="#1e1e1e" loext:char-shading-value="0"/>
    </style:style>
    <style:style style:name="T5" style:family="text">
      <style:text-properties fo:color="#d4d4d4" loext:opacity="100%" style:font-name="Droid Sans Mono" fo:font-size="10.5pt" fo:font-weight="normal" fo:background-color="#1e1e1e" loext:char-shading-value="0"/>
    </style:style>
    <style:style style:name="T6" style:family="text">
      <style:text-properties fo:color="#9cdcfe" loext:opacity="100%"/>
    </style:style>
    <style:style style:name="T7" style:family="text">
      <style:text-properties fo:color="#9cdcfe" loext:opacity="100%" style:font-name="Droid Sans Mono" fo:font-size="10.5pt" fo:font-weight="normal" fo:background-color="#1e1e1e" loext:char-shading-value="0"/>
    </style:style>
    <style:style style:name="T8" style:family="text">
      <style:text-properties fo:color="#ce9178" loext:opacity="100%"/>
    </style:style>
    <style:style style:name="T9" style:family="text">
      <style:text-properties fo:font-weight="bold" style:font-weight-asian="bold" style:font-weight-complex="bold"/>
    </style:style>
    <style:style style:name="T10" style:family="text">
      <style:text-properties fo:color="#d7ba7d" loext:opacity="100%"/>
    </style:style>
    <style:style style:name="T11" style:family="text">
      <style:text-properties fo:color="#b5cea8" loext:opacity="100%"/>
    </style:style>
    <style:style style:name="T12" style:family="text">
      <style:text-properties style:text-underline-style="solid" style:text-underline-width="auto" style:text-underline-color="font-color"/>
    </style:style>
    <style:style style:name="T13" style:family="text">
      <style:text-properties fo:color="#c586c0" loext:opacity="100%"/>
    </style:style>
    <style:style style:name="T14" style:family="text">
      <style:text-properties fo:color="#dcdcaa" loext:opacity="100%"/>
    </style:style>
    <style:style style:name="T15" style:family="text">
      <style:text-properties style:text-underline-style="none"/>
    </style:style>
    <style:style style:name="T16" style:family="text">
      <style:text-properties style:text-underline-style="none" fo:font-weight="bold" officeooo:rsid="001b3f6f" style:font-weight-asian="bold" style:font-weight-complex="bold"/>
    </style:style>
    <style:style style:name="T17" style:family="text">
      <style:text-properties style:text-underline-style="none" officeooo:rsid="001b3f6f" style:font-weight-asian="bold" style:font-weight-complex="bold"/>
    </style:style>
    <style:style style:name="T18" style:family="text">
      <style:text-properties officeooo:rsid="0022df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tividad propuesta 2.17. Escribe los documentos HTML y CSS necesarios para que se muestre por pantalla la siguiente salida de texto. (Entre paréntesis se indica la familia o nombre de fuente).</text:p>
      <text:p text:style-name="P1"><text:span text:style-name="T1">&lt;</text:span><text:span text:style-name="T3">html</text:span><text:span text:style-name="T1">&gt;</text:span></text:p>
      <text:p text:style-name="P1"><text:span text:style-name="T1">&lt;</text:span><text:span text:style-name="T3">body</text:span><text:span text:style-name="T1">&gt;</text:span></text:p>
      <text:p text:style-name="P1"><text:span text:style-name="T1">&lt;</text:span><text:span text:style-name="T3">ul</text:span><text:span text:style-name="T1">&gt;</text:span></text:p>
      <text:p text:style-name="P1"><text:span text:style-name="T1">&lt;</text:span><text:span text:style-name="T3">h3</text:span> <text:span text:style-name="T6">style</text:span>=<text:span text:style-name="T8">"font-family: 'Times New Roman', Times, serif;"</text:span><text:span text:style-name="T1">&gt;</text:span>ACTIVIDADES EN CSS (Times New Roman)<text:span text:style-name="T1">&lt;/</text:span><text:span text:style-name="T3">h3</text:span><text:span text:style-name="T1">&gt;</text:span></text:p>
      <text:p text:style-name="P1"><text:span text:style-name="T1">&lt;</text:span><text:span text:style-name="T3">li</text:span> <text:span text:style-name="T6">style</text:span>=<text:span text:style-name="T8">"font-family: Helvetica, sans-serif;"</text:span><text:span text:style-name="T1">&gt;</text:span>Pongamos a prueba las fentes en CSS (Helvética)<text:span text:style-name="T1">&lt;/</text:span><text:span text:style-name="T3">li</text:span><text:span text:style-name="T1">&gt;</text:span></text:p>
      <text:p text:style-name="P1"><text:span text:style-name="T1">&lt;</text:span><text:span text:style-name="T3">li</text:span> <text:span text:style-name="T6">style</text:span>=<text:span text:style-name="T8">"font-family: Arial, Helvetica, sans-serif;"</text:span><text:span text:style-name="T1">&gt;</text:span>También <text:span text:style-name="T1">&lt;</text:span><text:span text:style-name="T3">b</text:span><text:span text:style-name="T1">&gt;</text:span>el tamaño<text:span text:style-name="T1">&lt;/</text:span><text:span text:style-name="T3">b</text:span><text:span text:style-name="T1">&gt;</text:span> (Arial)<text:span text:style-name="T1">&lt;/</text:span><text:span text:style-name="T3">li</text:span><text:span text:style-name="T1">&gt;</text:span></text:p>
      <text:p text:style-name="P1"><text:span text:style-name="T1">&lt;</text:span><text:span text:style-name="T3">li</text:span> <text:span text:style-name="T6">style</text:span>=<text:span text:style-name="T8">"font-family: 'Times New Roman', Times, serif;"</text:span><text:span text:style-name="T1">&gt;</text:span>Y el estilo (Times New Roman)<text:span text:style-name="T1">&lt;/</text:span><text:span text:style-name="T3">li</text:span><text:span text:style-name="T1">&gt;</text:span></text:p>
      <text:p text:style-name="P1"><text:span text:style-name="T1">&lt;/</text:span><text:span text:style-name="T3">ul</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4"/>
      <text:p text:style-name="P4">Actividad propuesta 2.18. Comprueba cuál de los siguientes códigos es correcto y determina qué ocurre si algunos valores están bien situados y otros no.</text:p>
      <text:p text:style-name="Standard">Código válido:</text:p>
      <text:p text:style-name="P2"><text:span text:style-name="T10">p</text:span> {</text:p>
      <text:p text:style-name="P1"><text:span text:style-name="T6">font</text:span> : <text:span text:style-name="T8">oblique</text:span> <text:span text:style-name="T8">bold</text:span> <text:span text:style-name="T11">120%</text:span> cursive;</text:p>
      <text:p text:style-name="P1">}</text:p>
      <text:p text:style-name="P1"><text:span text:style-name="T10">p</text:span> {</text:p>
      <text:p text:style-name="P1"><text:span text:style-name="T6">font</text:span> : <text:span text:style-name="T8">small-caps</text:span> <text:span text:style-name="T11">100%</text:span>/<text:span text:style-name="T11">200%</text:span> <text:span text:style-name="T8">serif</text:span>;</text:p>
      <text:p text:style-name="P1">}</text:p>
      <text:p text:style-name="P1"><text:span text:style-name="T10">p</text:span> {</text:p>
      <text:p text:style-name="P1"><text:span text:style-name="T6">font</text:span> : <text:span text:style-name="T8">bold</text:span> <text:span text:style-name="T11">90%</text:span>;</text:p>
      <text:p text:style-name="P1">}</text:p>
      <text:p text:style-name="P1"><text:span text:style-name="T10">p</text:span> {</text:p>
      <text:p text:style-name="P1"><text:span text:style-name="T6">font</text:span> : <text:span text:style-name="T8">oblique</text:span> <text:span text:style-name="T11">120%</text:span> <text:span text:style-name="T8">"sans-serif bold"</text:span>;</text:p>
      <text:p text:style-name="P1">}</text:p>
      <text:p text:style-name="P1"><text:span text:style-name="T10">p</text:span> {</text:p>
      <text:p text:style-name="P1"><text:span text:style-name="T6">font</text:span> : <text:span text:style-name="T11">120%</text:span> <text:span text:style-name="T8">"sans-serif small-caps"</text:span>;</text:p>
      <text:p text:style-name="P1">}</text:p>
      <text:p text:style-name="Standard">Propiedad no válida : font monospace no es un valor de “font : monospace 150%”</text:p>
      <text:p text:style-name="Standard"/>
      <text:p text:style-name="P5">Actividad propuesta 2.19. Conéctate a la página web de Google Fonts, selecciona 3 tipos de fuentes distintas, y realiza las siguientes tareas: </text:p>
      <text:p text:style-name="P5">a) Importa la primera fuente elegida de forma interna y aplícala a un párrafo de texto. </text:p>
      <text:p text:style-name="P5">b) Importa la segunda fuente elegida de forma externa utilizando la etiqueta . </text:p>
      <text:p text:style-name="P5">c) Importa la tercera fuente elegida de forma externa utilizando @import en tu código CSS</text:p>
      <text:p text:style-name="P2"><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link</text:span> <text:span text:style-name="T6">rel</text:span>=<text:span text:style-name="T8">"preconnect"</text:span> <text:span text:style-name="T6">href</text:span>=<text:span text:style-name="T8">"https://fonts.googleapis.com"</text:span><text:span text:style-name="T1">&gt;</text:span></text:p>
      <text:p text:style-name="P1"><text:span text:style-name="T1">&lt;</text:span><text:span text:style-name="T3">link</text:span> <text:span text:style-name="T6">rel</text:span>=<text:span text:style-name="T8">"preconnect"</text:span> <text:span text:style-name="T6">href</text:span>=<text:span text:style-name="T8">"https://fonts.gstatic.com"</text:span> <text:span text:style-name="T6">crossorigin</text:span><text:span text:style-name="T1">&gt;</text:span></text:p>
      <text:p text:style-name="P1"><text:span text:style-name="T1">&lt;</text:span><text:span text:style-name="T3">link</text:span> <text:span text:style-name="T6">href</text:span>=<text:span text:style-name="T8">"https://fonts.googleapis.com/css2?family=Comic+Neue:wght@300&amp;display=swap"</text:span> <text:span text:style-name="T6">rel</text:span>=<text:span text:style-name="T8">"stylesheet"</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1"><text:soft-page-break/><text:span text:style-name="T1">&lt;</text:span><text:span text:style-name="T3">style</text:span><text:span text:style-name="T1">&gt;</text:span></text:p>
      <text:p text:style-name="P1"><text:span text:style-name="T13">@font-face</text:span> {</text:p>
      <text:p text:style-name="P1"><text:span text:style-name="T6">font-family</text:span>: <text:span text:style-name="T8">'Sono'</text:span>, <text:span text:style-name="T8">sans-serif</text:span>;</text:p>
      <text:p text:style-name="P1"><text:span text:style-name="T6">src</text:span>: <text:span text:style-name="T14">url</text:span>(<text:span text:style-name="T8">'fonts/sono.ttf'</text:span>);</text:p>
      <text:p text:style-name="P1">}</text:p>
      <text:p text:style-name="P1"><text:span text:style-name="T13">@import</text:span> <text:span text:style-name="T14">url</text:span>(<text:span text:style-name="T8">'https://fonts.googleapis.com/css2?family=Montserrat:wght@100&amp;display=swap'</text:span>);</text:p>
      <text:p text:style-name="P1"><text:span text:style-name="T1">&lt;/</text:span><text:span text:style-name="T3">style</text:span><text:span text:style-name="T1">&gt;</text:span></text:p>
      <text:p text:style-name="P1"><text:span text:style-name="T1">&lt;</text:span><text:span text:style-name="T3">p</text:span> <text:span text:style-name="T6">style</text:span>=<text:span text:style-name="T8">"font-family: 'Sono', sans-serif;"</text:span><text:span text:style-name="T1">&gt;</text:span>Esto es: Sono<text:span text:style-name="T1">&lt;/</text:span><text:span text:style-name="T3">p</text:span><text:span text:style-name="T1">&gt;</text:span></text:p>
      <text:p text:style-name="P1"><text:span text:style-name="T1">&lt;</text:span><text:span text:style-name="T3">p</text:span> <text:span text:style-name="T6">style</text:span>=<text:span text:style-name="T8">"font-family: 'Montserrat', sans-serif;"</text:span><text:span text:style-name="T1">&gt;</text:span>Esto es: Montserrat<text:span text:style-name="T1">&lt;/</text:span><text:span text:style-name="T3">p</text:span><text:span text:style-name="T1">&gt;</text:span></text:p>
      <text:p text:style-name="P1"><text:span text:style-name="T1">&lt;</text:span><text:span text:style-name="T3">p</text:span> <text:span text:style-name="T6">style</text:span>=<text:span text:style-name="T8">"font-family: 'Comic Neue', cursive;"</text:span><text:span text:style-name="T1">&gt;</text:span>Esto es: Comic Neue<text:span text:style-name="T1">&lt;/</text:span><text:span text:style-name="T3">p</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4">Actividad propuesta 2.20.</text:p>
      <text:p text:style-name="P4">Escribe un documento en HTML y su hoja de estilo correspondiente, en CSS, donde se recojan los</text:p>
      <text:p text:style-name="P4">siguientes criterios de diseño:</text:p>
      <text:p text:style-name="P6">• La fuente base de la página será de color negro, con tipografía Courier, un tamaño de 12 <text:s text:c="4"/>puntos e interlineado a 1.2.</text:p>
      <text:p text:style-name="P4">• Debe haber, al menos, tres bloques compuestos por elementos de tipo título &lt;h1&gt; y</text:p>
      <text:p text:style-name="P4">elementos de párrafo &lt;p&gt;. El resto de los elementos se deja a criterio del diseñador.</text:p>
      <text:p text:style-name="P4">• Los títulos serán de un color seguro, y su tamaño debe ser el doble del texto base del resto</text:p>
      <text:p text:style-name="P4">de la página.</text:p>
      <text:p text:style-name="P4">• Los títulos, además, tendrán una sombra de color azul, la primera letra de cada palabra</text:p>
      <text:p text:style-name="P4">estará en mayúscula, y tendrá un espaciado entre palabras de 5px.</text:p>
      <text:p text:style-name="P4">• Los elementos que forman parte del listado deben aparecer centrados y subrayados.</text:p>
      <text:p text:style-name="P4">• Finalmente, se debe incorporar un enlace directo a cualquier buscador de Internet (por</text:p>
      <text:p text:style-name="P4">ejemplo, Google). Si no se ha visitado este sitio web, el enlace aparecerá en cursiva y de</text:p>
      <text:p text:style-name="P4">color gris. Cuando se haya visitado, su aspecto cambiará y será de color rojo y en negrita,</text:p>
      <text:p text:style-name="P4">subrayado por dos líneas.</text:p>
      <text:p text:style-name="P7">CSS:</text:p>
      <text:p text:style-name="P3"><text:span text:style-name="T10">body</text:span>{</text:p>
      <text:p text:style-name="P1"><text:span text:style-name="T6">color</text:span>: <text:span text:style-name="T8">black</text:span>;</text:p>
      <text:p text:style-name="P1"><text:span text:style-name="T6">font-family</text:span>: <text:span text:style-name="T8">Courier</text:span>, <text:span text:style-name="T8">monospace</text:span>;</text:p>
      <text:p text:style-name="P1"><text:span text:style-name="T6">font-size</text:span>: <text:span text:style-name="T11">12pt</text:span>;</text:p>
      <text:p text:style-name="P1"><text:span text:style-name="T6">line-height</text:span>: <text:span text:style-name="T11">1.2</text:span>;</text:p>
      <text:p text:style-name="P1">}</text:p>
      <text:p text:style-name="P8"/>
      <text:p text:style-name="P1"><text:span text:style-name="T10">h1</text:span>{</text:p>
      <text:p text:style-name="P1"><text:span text:style-name="T6">color</text:span>: <text:span text:style-name="T8">#660000</text:span>; </text:p>
      <text:p text:style-name="P1"><text:span text:style-name="T6">font-size</text:span>: <text:span text:style-name="T11">24pt</text:span>;</text:p>
      <text:p text:style-name="P1"><text:span text:style-name="T6">text-shadow</text:span>: <text:span text:style-name="T11">1px</text:span> <text:span text:style-name="T11">1px</text:span> <text:span text:style-name="T8">blue</text:span>;</text:p>
      <text:p text:style-name="P1"><text:span text:style-name="T6">text-transform</text:span>: <text:span text:style-name="T8">capitalize</text:span>;</text:p>
      <text:p text:style-name="P1"><text:span text:style-name="T6">line-height</text:span>: <text:span text:style-name="T11">5px</text:span>;</text:p>
      <text:p text:style-name="P1">}</text:p>
      <text:p text:style-name="P1"><text:span text:style-name="T10">a</text:span>{</text:p>
      <text:p text:style-name="P1"><text:span text:style-name="T6">font-style</text:span>: <text:span text:style-name="T8">italic</text:span>;</text:p>
      <text:p text:style-name="P1"><text:span text:style-name="T6">color</text:span>: <text:span text:style-name="T8">grey</text:span>;</text:p>
      <text:p text:style-name="P1">}</text:p>
      <text:p text:style-name="P1"><text:span text:style-name="T10">a:visited</text:span> {</text:p>
      <text:p text:style-name="P1"><text:span text:style-name="T6">text-decoration</text:span>: <text:span text:style-name="T8">dashed</text:span>;</text:p>
      <text:p text:style-name="P1"><text:soft-page-break/><text:span text:style-name="T6">color</text:span>: <text:span text:style-name="T8">red</text:span>; </text:p>
      <text:p text:style-name="P1">}</text:p>
      <text:p text:style-name="P7">HTML:</text:p>
      <text:p text:style-name="P3"><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link</text:span> <text:span text:style-name="T6">rel</text:span>=<text:span text:style-name="T8">"stylesheet"</text:span> <text:span text:style-name="T6">href</text:span>=<text:span text:style-name="T8">"css/estilo.css"</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1"><text:span text:style-name="T1">&lt;</text:span><text:span text:style-name="T3">article</text:span><text:span text:style-name="T1">&gt;</text:span></text:p>
      <text:p text:style-name="P1"><text:span text:style-name="T1">&lt;</text:span><text:span text:style-name="T3">h1</text:span><text:span text:style-name="T1">&gt;</text:span>título 1<text:span text:style-name="T1">&lt;/</text:span><text:span text:style-name="T3">h1</text:span><text:span text:style-name="T1">&gt;</text:span></text:p>
      <text:p text:style-name="P1"><text:span text:style-name="T1">&lt;</text:span><text:span text:style-name="T3">p</text:span><text:span text:style-name="T1">&gt;</text:span></text:p>
      <text:p text:style-name="P1">Lorem ipsum dolor sit amet, consectetur adipiscing elit. Duis dictum vehicula metus elementum dapibus. Vivamus sit amet nisi tristique, feugiat neque volutpat, iaculis sapien. Nulla volutpat nisl in nibh semper consequat. Nulla tempor consectetur tellus nec eleifend. Integer blandit augue sem, ut imperdiet mi cursus eu. Aliquam elementum elementum urna, at hendrerit ipsum sollicitudin ut. Sed ac ipsum quis erat facilisis auctor non in elit. Vestibulum elementum mauris non nisi fermentum, sed venenatis libero pellentesque. Sed pulvinar venenatis nunc vel facilisis. Morbi laoreet leo risus. Maecenas vitae sodales nunc. Suspendisse rhoncus turpis feugiat malesuada elementum. Aenean fermentum eu elit sed posuere. Etiam ac sapien vel lacus ultricies tincidunt in elementum dui.</text:p>
      <text:p text:style-name="P1"><text:span text:style-name="T1">&lt;/</text:span><text:span text:style-name="T3">p</text:span><text:span text:style-name="T1">&gt;</text:span></text:p>
      <text:p text:style-name="P1"><text:span text:style-name="T1">&lt;/</text:span><text:span text:style-name="T3">article</text:span><text:span text:style-name="T1">&gt;</text:span></text:p>
      <text:p text:style-name="P1"><text:span text:style-name="T1">&lt;</text:span><text:span text:style-name="T3">article</text:span><text:span text:style-name="T1">&gt;</text:span></text:p>
      <text:p text:style-name="P1"><text:span text:style-name="T1">&lt;</text:span><text:span text:style-name="T3">h1</text:span><text:span text:style-name="T1">&gt;</text:span>título 2<text:span text:style-name="T1">&lt;/</text:span><text:span text:style-name="T3">h1</text:span><text:span text:style-name="T1">&gt;</text:span></text:p>
      <text:p text:style-name="P1"><text:span text:style-name="T1">&lt;</text:span><text:span text:style-name="T3">p</text:span><text:span text:style-name="T1">&gt;</text:span></text:p>
      <text:p text:style-name="P1">Phasellus egestas metus egestas molestie tristique. Aliquam erat volutpat. Integer feugiat tellus sit amet risus egestas, id aliquam ante rhoncus. Curabitur maximus tortor sed velit ullamcorper cursus. Nam vestibulum libero tincidunt, bibendum nisl eu, blandit urna. Nulla ullamcorper facilisis bibendum. Suspendisse at turpis eget neque fringilla dictum. Curabitur non purus sed massa porta bibendum. Suspendisse ultricies nisl nec nibh malesuada volutpat.</text:p>
      <text:p text:style-name="P1"><text:span text:style-name="T1">&lt;/</text:span><text:span text:style-name="T3">p</text:span><text:span text:style-name="T1">&gt;</text:span></text:p>
      <text:p text:style-name="P1"><text:span text:style-name="T1">&lt;/</text:span><text:span text:style-name="T3">article</text:span><text:span text:style-name="T1">&gt;</text:span></text:p>
      <text:p text:style-name="P1"><text:span text:style-name="T1">&lt;</text:span><text:span text:style-name="T3">article</text:span><text:span text:style-name="T1">&gt;</text:span></text:p>
      <text:p text:style-name="P1"><text:span text:style-name="T1">&lt;</text:span><text:span text:style-name="T3">h1</text:span><text:span text:style-name="T1">&gt;</text:span>título 3<text:span text:style-name="T1">&lt;/</text:span><text:span text:style-name="T3">h1</text:span><text:span text:style-name="T1">&gt;</text:span></text:p>
      <text:p text:style-name="P1"><text:span text:style-name="T1">&lt;</text:span><text:span text:style-name="T3">p</text:span><text:span text:style-name="T1">&gt;</text:span></text:p>
      <text:p text:style-name="P1">Proin tempor posuere tellus, in gravida augue fermentum nec. Curabitur ut ligula et velit lacinia fermentum ac maximus metus. Nulla facilisi. Etiam tincidunt tempor feugiat. Praesent luctus suscipit malesuada. Etiam nec rutrum lectus. Maecenas facilisis ac arcu sit amet placerat. Phasellus at lacus eu nunc pellentesque porttitor. Phasellus consequat interdum ante pulvinar blandit. Nullam tincidunt sed metus sit amet eleifend. Aliquam consequat mi quis elit porta, sed placerat urna tempus. Suspendisse felis velit, laoreet in nibh vel, vestibulum efficitur eros. Vivamus sed bibendum lacus. Duis et tempor metus. Pellentesque dapibus efficitur purus, at vestibulum felis dignissim tempus.</text:p>
      <text:p text:style-name="P1"><text:span text:style-name="T1">&lt;/</text:span><text:span text:style-name="T3">p</text:span><text:span text:style-name="T1">&gt;</text:span></text:p>
      <text:p text:style-name="P1"><text:span text:style-name="T1">&lt;/</text:span><text:span text:style-name="T3">article</text:span><text:span text:style-name="T1">&gt;</text:span></text:p>
      <text:p text:style-name="P1"><text:span text:style-name="T1">&lt;</text:span><text:span text:style-name="T3">a</text:span> <text:span text:style-name="T6">href</text:span>=<text:span text:style-name="T8">"http://google.com"</text:span><text:span text:style-name="T1">&gt;</text:span>Google.com<text:span text:style-name="T1">&lt;/</text:span><text:span text:style-name="T3">a</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9"/>
      <text:p text:style-name="P9"/>
      <text:p text:style-name="P9"><text:soft-page-break/>Actividad propuesta 2.21. Realiza los siguientes degradados:</text:p>
      <text:p text:style-name="P10">Primero:</text:p>
      <text:p text:style-name="P12">background: rgb(255,0,0);</text:p>
      <text:p text:style-name="P11">background: linear-gradient(52deg, rgba(255,0,0,1) 0%, rgba(255,143,28,1) 21%, rgba(253,233,29,1) 35%, rgba(50,176,0,1) 53%, rgba(0,26,176,1) 67%, rgba(101,0,176,1) 84%, rgba(219,170,255,1) 100%);</text:p>
      <text:p text:style-name="Standard">Segundo:</text:p>
      <text:p text:style-name="P11">background: rgb(5,67,255);</text:p>
      <text:p text:style-name="P11">background: radial-gradient(circle, rgba(5,67,255,1) 0%, rgba(54,55,55,1) 15%, rgba(31,158,0,1) 39%, rgba(255,237,13,1) 52%, rgba(255,177,28,1) 67%);</text:p>
      <text:p text:style-name="Standard"/>
      <text:p text:style-name="P13">Tercero:</text:p>
      <text:p text:style-name="P28">background: rgb(5,67,255);</text:p>
      <text:p text:style-name="P28">background: radial-gradient(circle, rgba(5,67,255,1) 0%, rgba(54,55,55,1) 15%, rgba(31,158,0,1) 39%, rgba(255,237,13,1) 52%, rgba(255,177,28,1) 67%);</text:p>
      <text:p text:style-name="P18"/>
      <text:p text:style-name="P16">Cuarto:</text:p>
      <text:p text:style-name="P24"><text:span text:style-name="T6">background-size</text:span>: <text:span text:style-name="T11">100%</text:span> <text:span text:style-name="T11">100%</text:span>;</text:p>
      <text:p text:style-name="P1"><text:span text:style-name="T6">background-position</text:span>: <text:span text:style-name="T11">0px</text:span> <text:span text:style-name="T11">0px</text:span>,<text:span text:style-name="T11">0px</text:span> <text:span text:style-name="T11">0px</text:span>,<text:span text:style-name="T11">0px</text:span> <text:span text:style-name="T11">0px</text:span>;</text:p>
      <text:p text:style-name="P1"><text:span text:style-name="T6">background-image</text:span>: <text:span text:style-name="T14">conic-gradient</text:span>(from <text:span text:style-name="T11">0deg</text:span> at <text:span text:style-name="T11">50%</text:span> <text:span text:style-name="T11">50%</text:span>, <text:span text:style-name="T8">#001245FF</text:span> <text:span text:style-name="T11">1%</text:span>, <text:span text:style-name="T8">#0035FFFF</text:span> <text:span text:style-name="T11">20%</text:span>, <text:span text:style-name="T8">#48FFF0FF</text:span> <text:span text:style-name="T11">28%</text:span>, <text:span text:style-name="T8">#48FFF0FF</text:span> <text:span text:style-name="T11">40%</text:span>, <text:span text:style-name="T8">#FF485EFF</text:span> <text:span text:style-name="T11">50%</text:span>, <text:span text:style-name="T8">#FD001FFF</text:span> <text:span text:style-name="T11">50%</text:span>, <text:span text:style-name="T8">#FCF300FF</text:span> <text:span text:style-name="T11">70%</text:span>, <text:span text:style-name="T8">#14FC00FF</text:span> <text:span text:style-name="T11">75%</text:span>, <text:span text:style-name="T8">#0A2500FF</text:span> <text:span text:style-name="T11">100%</text:span>),<text:span text:style-name="T14">conic-gradient</text:span>(from <text:span text:style-name="T11">0deg</text:span> at <text:span text:style-name="T11">50%</text:span> <text:span text:style-name="T11">50%</text:span>, <text:span text:style-name="T8">#00FFFFFF</text:span> <text:span text:style-name="T11">0%</text:span>, <text:span text:style-name="T8">#073AFFFF</text:span> <text:span text:style-name="T11">100%</text:span>),<text:span text:style-name="T14">conic-gradient</text:span>(from <text:span text:style-name="T11">352deg</text:span> at <text:span text:style-name="T11">50%</text:span> <text:span text:style-name="T11">50%</text:span>, <text:span text:style-name="T8">#FF0000FF</text:span> <text:span text:style-name="T11">0%</text:span>, <text:span text:style-name="T8">#073AFFFF</text:span> <text:span text:style-name="T11">100%</text:span>);</text:p>
      <text:p text:style-name="P16"/>
      <text:p text:style-name="P19">Actividad propuesta 2.22. Escribe un documento en HTML con estilos con una imagen de background fija, la cual desaparecerá cuando el usuario “le de” al scroll vertical, dando paso a un background de color (a tu elección) con opacity del 30%.</text:p>
      <text:p text:style-name="P25"><text:span text:style-name="T1">&lt;!</text:span><text:span text:style-name="T3">DOCTYPE</text:span> <text:span text:style-name="T6">html</text:span><text:span text:style-name="T1">&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6">name</text:span>=<text:span text:style-name="T8">"viewport"</text:span> <text:span text:style-name="T6">content</text:span>=<text:span text:style-name="T8">"width=device-width, initial-scale=1"</text:span><text:span text:style-name="T1">&gt;</text:span></text:p>
      <text:p text:style-name="P1"><text:span text:style-name="T1">&lt;</text:span><text:span text:style-name="T3">style</text:span><text:span text:style-name="T1">&gt;</text:span></text:p>
      <text:p text:style-name="P1"><text:span text:style-name="T10">body</text:span>, <text:span text:style-name="T10">html</text:span> {</text:p>
      <text:p text:style-name="P1"><text:span text:style-name="T6">height</text:span>: <text:span text:style-name="T11">100%</text:span>;</text:p>
      <text:p text:style-name="P1"><text:span text:style-name="T6">margin</text:span>: <text:span text:style-name="T11">0</text:span>; </text:p>
      <text:p text:style-name="P1">}</text:p>
      <text:p text:style-name="P8"/>
      <text:p text:style-name="P1"><text:span text:style-name="T3">*</text:span> {</text:p>
      <text:p text:style-name="P1"><text:span text:style-name="T6">box-sizing</text:span>: <text:span text:style-name="T8">border-box</text:span>;</text:p>
      <text:p text:style-name="P1">}</text:p>
      <text:p text:style-name="P8"/>
      <text:p text:style-name="P1"><text:span text:style-name="T10">.bg-image</text:span> {</text:p>
      <text:p text:style-name="P1"><text:span text:style-name="T6">height</text:span>: <text:span text:style-name="T11">100%</text:span>; </text:p>
      <text:p text:style-name="P1"><text:span text:style-name="T6">background-position</text:span>: <text:span text:style-name="T8">center</text:span>;</text:p>
      <text:p text:style-name="P1"><text:span text:style-name="T6">background-repeat</text:span>: <text:span text:style-name="T8">no-repeat</text:span>;</text:p>
      <text:p text:style-name="P1"><text:span text:style-name="T6">background-size</text:span>: <text:span text:style-name="T8">cover</text:span>;</text:p>
      <text:p text:style-name="P1">}</text:p>
      <text:p text:style-name="P8"/>
      <text:p text:style-name="P1"><text:span text:style-name="T10">.img1</text:span> { </text:p>
      <text:p text:style-name="P1"><text:span text:style-name="T6">background-image</text:span>: <text:span text:style-name="T14">url</text:span>(<text:span text:style-name="T8">"./logo.png"</text:span>); </text:p>
      <text:p text:style-name="P1"><text:soft-page-break/><text:span text:style-name="T6">background-attachment</text:span>: <text:span text:style-name="T8">fixed</text:span>; </text:p>
      <text:p text:style-name="P1">}</text:p>
      <text:p text:style-name="P1"><text:span text:style-name="T10">.img2</text:span> { </text:p>
      <text:p text:style-name="P1"><text:span text:style-name="T6">background-color</text:span>:<text:span text:style-name="T14">rgb</text:span>(<text:span text:style-name="T11">255</text:span>,<text:span text:style-name="T11">0</text:span>,<text:span text:style-name="T11">0</text:span>);</text:p>
      <text:p text:style-name="P1"><text:span text:style-name="T6">opacity</text:span>: <text:span text:style-name="T11">0.3</text:span>; </text:p>
      <text:p text:style-name="P1">}</text:p>
      <text:p text:style-name="P8"/>
      <text:p text:style-name="P1"><text:span text:style-name="T1">&lt;/</text:span><text:span text:style-name="T3">sty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8"/>
      <text:p text:style-name="P1"><text:span text:style-name="T1">&lt;</text:span><text:span text:style-name="T3">div</text:span> <text:span text:style-name="T6">class</text:span>=<text:span text:style-name="T8">"bg-image img1"</text:span><text:span text:style-name="T1">&gt;&lt;/</text:span><text:span text:style-name="T3">div</text:span><text:span text:style-name="T1">&gt;</text:span></text:p>
      <text:p text:style-name="P1"><text:span text:style-name="T1">&lt;</text:span><text:span text:style-name="T3">div</text:span> <text:span text:style-name="T6">class</text:span>=<text:span text:style-name="T8">"bg-image img2"</text:span><text:span text:style-name="T1">&gt;&lt;/</text:span><text:span text:style-name="T3">div</text:span><text:span text:style-name="T1">&gt;</text:span></text:p>
      <text:p text:style-name="P8"/>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1"/>
      <text:p text:style-name="P20">Actividad propuesta 2.23. Realiza las siguientes tareas: </text:p>
      <text:p text:style-name="P20">a) Indica con tus propias palabras, cuál es la diferencia entre un elemento con position absolute y position relative. </text:p>
      <text:p text:style-name="P17">El position absolute, <text:span text:style-name="T18">se posiciona con respecto al ancestro más cercano</text:span> y se superpone a los elementos, <text:span text:style-name="T18">y el position relative, tiene una posición relativa con respecto al padre.</text:span></text:p>
      <text:p text:style-name="P20">b) Escribe un código HTML con estilos que contenga un contenedor padre, y 5 elementos hijo posicionados de la siguiente manera: el primero en posición estática, el segundo con posición relativa, el tercero con posición fija, el cuarto con posición absoluta, y el quinto con posición “sticky”.</text:p>
      <text:p text:style-name="P20"/>
      <text:p text:style-name="P26"><text:span text:style-name="T1">&lt;!</text:span><text:span text:style-name="T3">DOCTYPE</text:span> <text:span text:style-name="T6">html</text:span><text:span text:style-name="T1">&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6">name</text:span>=<text:span text:style-name="T8">"viewport"</text:span> <text:span text:style-name="T6">content</text:span>=<text:span text:style-name="T8">"width=device-width, initial-scale=1"</text:span><text:span text:style-name="T1">&gt;</text:span></text:p>
      <text:p text:style-name="P1"><text:span text:style-name="T1">&lt;</text:span><text:span text:style-name="T3">style</text:span><text:span text:style-name="T1">&gt;</text:span></text:p>
      <text:p text:style-name="P1"><text:span text:style-name="T10">.padre</text:span>{</text:p>
      <text:p text:style-name="P1"><text:span text:style-name="T6">width</text:span>: <text:span text:style-name="T11">250px</text:span>;</text:p>
      <text:p text:style-name="P1"><text:span text:style-name="T6">height</text:span>: <text:span text:style-name="T11">250px</text:span>;</text:p>
      <text:p text:style-name="P1"><text:span text:style-name="T6">margin</text:span>: <text:span text:style-name="T11">25px</text:span>;</text:p>
      <text:p text:style-name="P1"><text:span text:style-name="T6">background</text:span>: <text:span text:style-name="T8">orange</text:span>;</text:p>
      <text:p text:style-name="P1">}</text:p>
      <text:p text:style-name="P1"><text:span text:style-name="T10">.hijo1</text:span>{</text:p>
      <text:p text:style-name="P1"><text:span text:style-name="T6">width</text:span>: <text:span text:style-name="T11">50px</text:span>;</text:p>
      <text:p text:style-name="P1"><text:span text:style-name="T6">height</text:span>: <text:span text:style-name="T11">50px</text:span>;</text:p>
      <text:p text:style-name="P1"><text:span text:style-name="T6">background</text:span>: <text:span text:style-name="T8">red</text:span>;</text:p>
      <text:p text:style-name="P1"><text:span text:style-name="T6">position</text:span>: <text:span text:style-name="T8">static</text:span>;</text:p>
      <text:p text:style-name="P1"><text:span text:style-name="T6">top</text:span>: <text:span text:style-name="T11">0px</text:span>;</text:p>
      <text:p text:style-name="P1"><text:span text:style-name="T6">left</text:span>: <text:span text:style-name="T11">0px</text:span>;</text:p>
      <text:p text:style-name="P1">}</text:p>
      <text:p text:style-name="P1"><text:span text:style-name="T10">.hijo2</text:span>{</text:p>
      <text:p text:style-name="P1"><text:span text:style-name="T6">width</text:span>: <text:span text:style-name="T11">50px</text:span>;</text:p>
      <text:p text:style-name="P1"><text:span text:style-name="T6">height</text:span>: <text:span text:style-name="T11">50px</text:span>;</text:p>
      <text:p text:style-name="P1"><text:span text:style-name="T6">background</text:span>: <text:span text:style-name="T14">rgb</text:span>(<text:span text:style-name="T11">24</text:span>, <text:span text:style-name="T11">161</text:span>, <text:span text:style-name="T11">6</text:span>);</text:p>
      <text:p text:style-name="P1"><text:span text:style-name="T6">position</text:span>: <text:span text:style-name="T8">relative</text:span>;</text:p>
      <text:p text:style-name="P1"><text:soft-page-break/><text:span text:style-name="T6">top</text:span>: <text:span text:style-name="T11">0px</text:span>;</text:p>
      <text:p text:style-name="P1"><text:span text:style-name="T6">left</text:span>: <text:span text:style-name="T11">0px</text:span>;</text:p>
      <text:p text:style-name="P1">}</text:p>
      <text:p text:style-name="P1"><text:span text:style-name="T10">.hijo3</text:span>{</text:p>
      <text:p text:style-name="P1"><text:span text:style-name="T6">width</text:span>: <text:span text:style-name="T11">50px</text:span>;</text:p>
      <text:p text:style-name="P1"><text:span text:style-name="T6">height</text:span>: <text:span text:style-name="T11">50px</text:span>;</text:p>
      <text:p text:style-name="P1"><text:span text:style-name="T6">background</text:span>: <text:span text:style-name="T14">rgb</text:span>(<text:span text:style-name="T11">28</text:span>, <text:span text:style-name="T11">2</text:span>, <text:span text:style-name="T11">177</text:span>);</text:p>
      <text:p text:style-name="P1"><text:span text:style-name="T6">position</text:span>: <text:span text:style-name="T8">fixed</text:span>;</text:p>
      <text:p text:style-name="P1"><text:span text:style-name="T6">top</text:span>: <text:span text:style-name="T11">0px</text:span>;</text:p>
      <text:p text:style-name="P1"><text:span text:style-name="T6">left</text:span>: <text:span text:style-name="T11">0px</text:span>;</text:p>
      <text:p text:style-name="P1">}</text:p>
      <text:p text:style-name="P1"><text:span text:style-name="T10">.hijo4</text:span>{</text:p>
      <text:p text:style-name="P1"><text:span text:style-name="T6">width</text:span>: <text:span text:style-name="T11">50px</text:span>;</text:p>
      <text:p text:style-name="P1"><text:span text:style-name="T6">height</text:span>: <text:span text:style-name="T11">50px</text:span>;</text:p>
      <text:p text:style-name="P1"><text:span text:style-name="T6">background</text:span>: <text:span text:style-name="T14">rgb</text:span>(<text:span text:style-name="T11">231</text:span>, <text:span text:style-name="T11">209</text:span>, <text:span text:style-name="T11">5</text:span>);</text:p>
      <text:p text:style-name="P1"><text:span text:style-name="T6">position</text:span>: <text:span text:style-name="T8">absolute</text:span>;</text:p>
      <text:p text:style-name="P1"><text:span text:style-name="T6">top</text:span>: <text:span text:style-name="T11">0px</text:span>;</text:p>
      <text:p text:style-name="P1"><text:span text:style-name="T6">left</text:span>: <text:span text:style-name="T11">100px</text:span>;</text:p>
      <text:p text:style-name="P1">}</text:p>
      <text:p text:style-name="P1"><text:span text:style-name="T10">.hijo5</text:span>{</text:p>
      <text:p text:style-name="P1"><text:span text:style-name="T6">width</text:span>: <text:span text:style-name="T11">50px</text:span>;</text:p>
      <text:p text:style-name="P1"><text:span text:style-name="T6">height</text:span>: <text:span text:style-name="T11">50px</text:span>;</text:p>
      <text:p text:style-name="P1"><text:span text:style-name="T6">background</text:span>: <text:span text:style-name="T14">rgb</text:span>(<text:span text:style-name="T11">212</text:span>, <text:span text:style-name="T11">0</text:span>, <text:span text:style-name="T11">255</text:span>);</text:p>
      <text:p text:style-name="P1"><text:span text:style-name="T6">position</text:span>: <text:span text:style-name="T8">sticky</text:span>;</text:p>
      <text:p text:style-name="P1"><text:span text:style-name="T6">top</text:span>: <text:span text:style-name="T11">0px</text:span>;</text:p>
      <text:p text:style-name="P1"><text:span text:style-name="T6">left</text:span>: <text:span text:style-name="T11">0px</text:span>;</text:p>
      <text:p text:style-name="P1">}</text:p>
      <text:p text:style-name="P8"/>
      <text:p text:style-name="P1"><text:span text:style-name="T1">&lt;/</text:span><text:span text:style-name="T3">sty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8"/>
      <text:p text:style-name="P1"><text:span text:style-name="T1">&lt;</text:span><text:span text:style-name="T3">div</text:span> <text:span text:style-name="T6">class</text:span>=<text:span text:style-name="T8">"padre"</text:span><text:span text:style-name="T1">&gt;</text:span></text:p>
      <text:p text:style-name="P1"><text:span text:style-name="T1">&lt;</text:span><text:span text:style-name="T3">div</text:span> <text:span text:style-name="T6">class</text:span>=<text:span text:style-name="T8">"hijo1"</text:span><text:span text:style-name="T1">&gt;&lt;/</text:span><text:span text:style-name="T3">div</text:span><text:span text:style-name="T1">&gt;</text:span> </text:p>
      <text:p text:style-name="P1"><text:span text:style-name="T1">&lt;</text:span><text:span text:style-name="T3">div</text:span> <text:span text:style-name="T6">class</text:span>=<text:span text:style-name="T8">"hijo2"</text:span><text:span text:style-name="T1">&gt;&lt;/</text:span><text:span text:style-name="T3">div</text:span><text:span text:style-name="T1">&gt;</text:span> </text:p>
      <text:p text:style-name="P1"><text:span text:style-name="T1">&lt;</text:span><text:span text:style-name="T3">div</text:span> <text:span text:style-name="T6">class</text:span>=<text:span text:style-name="T8">"hijo3"</text:span><text:span text:style-name="T1">&gt;&lt;/</text:span><text:span text:style-name="T3">div</text:span><text:span text:style-name="T1">&gt;</text:span> </text:p>
      <text:p text:style-name="P1"><text:span text:style-name="T1">&lt;</text:span><text:span text:style-name="T3">div</text:span> <text:span text:style-name="T6">class</text:span>=<text:span text:style-name="T8">"hijo4"</text:span><text:span text:style-name="T1">&gt;&lt;/</text:span><text:span text:style-name="T3">div</text:span><text:span text:style-name="T1">&gt;</text:span> </text:p>
      <text:p text:style-name="P1"><text:span text:style-name="T1">&lt;</text:span><text:span text:style-name="T3">div</text:span> <text:span text:style-name="T6">class</text:span>=<text:span text:style-name="T8">"hijo5"</text:span><text:span text:style-name="T1">&gt;&lt;/</text:span><text:span text:style-name="T3">div</text:span><text:span text:style-name="T1">&gt;</text:span> </text:p>
      <text:p text:style-name="P8"/>
      <text:p text:style-name="P1"><text:span text:style-name="T1">&lt;/</text:span><text:span text:style-name="T3">div</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20"/>
      <text:p text:style-name="P20"/>
      <text:p text:style-name="P20"/>
      <text:p text:style-name="P20"/>
      <text:p text:style-name="P20"/>
      <text:p text:style-name="P20"/>
      <text:p text:style-name="P20"/>
      <text:p text:style-name="P20"/>
      <text:p text:style-name="P20"/>
      <text:p text:style-name="P21"><text:soft-page-break/>Actividad propuesta 2.25. Uno de los usos más comunes de esta propiedad es la creación de botones de avance y retroceso en un sitio web. </text:p>
      <text:p text:style-name="P21">Ejecuta el primer bloque de código en tu navegador y observa lo que ocurre: Como puede observarse, la caja que contiene los enlaces anterior y siguiente no los recoge por completo; esto suele ocurrir cuando un elemento tiene en su interior otros de tipo flotante. </text:p>
      <text:p text:style-name="P15"><text:span text:style-name="T17">Para evitar esto se indica en el código CSS del elemento contenedor la propiedad ‘overflow: auto’, de esta forma consigue adaptarse al tamaño de los enlaces flotantes. Incorpora al código anterior la propiedad indicada y comprueba el resultado.</text:span></text:p>
      <text:p text:style-name="P15"><text:span text:style-name="T2">&lt;!</text:span><text:span text:style-name="T4">DOCTYPE</text:span><text:span text:style-name="T5"> </text:span><text:span text:style-name="T7">html</text:span><text:span text:style-name="T2">&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6">name</text:span>=<text:span text:style-name="T8">"viewport"</text:span> <text:span text:style-name="T6">content</text:span>=<text:span text:style-name="T8">"width=device-width, initial-scale=1"</text:span><text:span text:style-name="T1">&gt;</text:span></text:p>
      <text:p text:style-name="P1"><text:span text:style-name="T1">&lt;</text:span><text:span text:style-name="T3">style</text:span><text:span text:style-name="T1">&gt;</text:span></text:p>
      <text:p text:style-name="P1"><text:span text:style-name="T10">div</text:span>{</text:p>
      <text:p text:style-name="P1"><text:span text:style-name="T6">overflow</text:span>: <text:span text:style-name="T8">auto</text:span>;</text:p>
      <text:p text:style-name="P1">}</text:p>
      <text:p text:style-name="P1"><text:span text:style-name="T10">a.anterior</text:span> {</text:p>
      <text:p text:style-name="P1"><text:span text:style-name="T6">float</text:span>:<text:span text:style-name="T8">left</text:span>;</text:p>
      <text:p text:style-name="P1">}</text:p>
      <text:p text:style-name="P1"><text:span text:style-name="T10">a.siguiente</text:span>{</text:p>
      <text:p text:style-name="P1"><text:span text:style-name="T6">float</text:span>:<text:span text:style-name="T8">right</text:span>;</text:p>
      <text:p text:style-name="P1">}</text:p>
      <text:p text:style-name="P8"/>
      <text:p text:style-name="P1"><text:span text:style-name="T1">&lt;/</text:span><text:span text:style-name="T3">sty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8"/>
      <text:p text:style-name="P1"><text:span text:style-name="T1">&lt;</text:span><text:span text:style-name="T3">div</text:span><text:span text:style-name="T1">&gt;</text:span></text:p>
      <text:p text:style-name="P1"><text:span text:style-name="T1">&lt;</text:span><text:span text:style-name="T3">a</text:span> <text:span text:style-name="T6">class</text:span>=<text:span text:style-name="T8">"anterior"</text:span> <text:span text:style-name="T6">href</text:span>=<text:span text:style-name="T8">"#"</text:span><text:span text:style-name="T1">&gt;</text:span>Anterior<text:span text:style-name="T1">&lt;/</text:span><text:span text:style-name="T3">a</text:span><text:span text:style-name="T1">&gt;</text:span></text:p>
      <text:p text:style-name="P1"><text:span text:style-name="T1">&lt;</text:span><text:span text:style-name="T3">a</text:span> <text:span text:style-name="T6">class</text:span>=<text:span text:style-name="T8">"siguiente"</text:span> <text:span text:style-name="T6">href</text:span>=<text:span text:style-name="T8">"#"</text:span><text:span text:style-name="T1">&gt;</text:span>Siguiente<text:span text:style-name="T1">&lt;/</text:span><text:span text:style-name="T3">a</text:span><text:span text:style-name="T1">&gt;</text:span></text:p>
      <text:p text:style-name="P1"><text:span text:style-name="T1">&lt;/</text:span><text:span text:style-name="T3">div</text:span><text:span text:style-name="T1">&gt;</text:span> </text:p>
      <text:p text:style-name="P1"><text:span text:style-name="T1">&lt;</text:span><text:span text:style-name="T3">p</text:span><text:span text:style-name="T1">&gt;</text:span></text:p>
      <text:p text:style-name="P1">Lorem ipsum dolor sit amet, consectetur adipiscing elit. Fusce id orci sed ipsum dictum fringilla eu sit amet ante. Curabitur tempus dui ac ultrices iaculis. Aliquam erat volutpat. Donec sit amet lectus in sem convallis tincidunt in sed sapien. Donec bibendum magna diam, at facilisis neque dignissim nec. In accumsan, leo blandit rutrum pharetra, nisl ex dignissim nisi, in pellentesque eros mauris lacinia nibh. Proin finibus nibh quam, at interdum nulla porttitor ut. Quisque non quam sit amet augue pulvinar cursus. Mauris ipsum augue, fringilla sit amet nibh eget, lacinia posuere nulla</text:p>
      <text:p text:style-name="P1"><text:span text:style-name="T1">&lt;/</text:span><text:span text:style-name="T3">p</text:span><text:span text:style-name="T1">&gt;</text:span></text:p>
      <text:p text:style-name="P1"><text:span text:style-name="T1">&lt;</text:span><text:span text:style-name="T3">p</text:span><text:span text:style-name="T1">&gt;</text:span></text:p>
      <text:p text:style-name="P1">Curabitur ligula ante, pellentesque id pulvinar ac, suscipit sit amet neque. Maecenas hendrerit imperdiet lectus vitae dignissim. Proin vel ipsum porta, vehicula ligula sit amet, commodo eros. Aliquam laoreet, leo ac laoreet lobortis, dui arcu sodales lorem, et euismod enim metus in metus. Donec nibh tortor, molestie a sapien ut, faucibus suscipit magna. Nullam sodales dignissim dui, vitae pharetra massa rhoncus sit amet. Donec nec arcu a orci dapibus vulputate quis at lectus. Maecenas purus turpis, imperdiet id orci pulvinar, vestibulum malesuada leo. Cras eget neque luctus, porttitor nibh at, lobortis nibh. Vivamus porttitor arcu sed dapibus pulvinar. Donec tempor fringilla orci, vel imperdiet eros ornare a. Donec iaculis rhoncus velit, id consequat tellus consectetur non. Quisque non tempus <text:soft-page-break/>massa. In dui mauris, imperdiet in fermentum nec, commodo vel nisl. Donec id lorem rhoncus, tincidunt velit fringilla, varius est. Phasellus eu felis vitae mi iaculis tempus</text:p>
      <text:p text:style-name="P1"><text:span text:style-name="T1">&lt;/</text:span><text:span text:style-name="T3">p</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1"/>
      <text:p text:style-name="P1"/>
      <text:p text:style-name="P21">Actividad propuesta 2.26. Escribe un código HTML con estilos que contenga en el que utilices las propiedades z-index, visibility y overflow.</text:p>
      <text:p text:style-name="P21"/>
      <text:p text:style-name="P27"><text:span text:style-name="T1">&lt;!</text:span><text:span text:style-name="T3">DOCTYPE</text:span> <text:span text:style-name="T6">html</text:span><text:span text:style-name="T1">&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6">name</text:span>=<text:span text:style-name="T8">"viewport"</text:span> <text:span text:style-name="T6">content</text:span>=<text:span text:style-name="T8">"width=device-width, initial-scale=1"</text:span><text:span text:style-name="T1">&gt;</text:span></text:p>
      <text:p text:style-name="P1"><text:span text:style-name="T1">&lt;</text:span><text:span text:style-name="T3">style</text:span><text:span text:style-name="T1">&gt;</text:span></text:p>
      <text:p text:style-name="P1"><text:span text:style-name="T10">div</text:span>{</text:p>
      <text:p text:style-name="P1"><text:span text:style-name="T6">z-index</text:span>: <text:span text:style-name="T11">2</text:span>;</text:p>
      <text:p text:style-name="P1"><text:span text:style-name="T6">overflow</text:span>: <text:span text:style-name="T8">auto</text:span>;</text:p>
      <text:p text:style-name="P1">}</text:p>
      <text:p text:style-name="P1"><text:span text:style-name="T10">img.izquierda</text:span> {</text:p>
      <text:p text:style-name="P1"><text:span text:style-name="T6">z-index</text:span>: <text:span text:style-name="T11">1</text:span>;</text:p>
      <text:p text:style-name="P1"><text:span text:style-name="T6">float</text:span>:<text:span text:style-name="T8">left</text:span>;</text:p>
      <text:p text:style-name="P1">}</text:p>
      <text:p text:style-name="P1"><text:span text:style-name="T10">img.derecha</text:span>{</text:p>
      <text:p text:style-name="P1"><text:span text:style-name="T6">z-index</text:span>: <text:span text:style-name="T11">2</text:span>;</text:p>
      <text:p text:style-name="P1"><text:span text:style-name="T6">float</text:span>:<text:span text:style-name="T8">right</text:span>;</text:p>
      <text:p text:style-name="P1">}</text:p>
      <text:p text:style-name="P8"/>
      <text:p text:style-name="P1"><text:span text:style-name="T10">.visible</text:span> {</text:p>
      <text:p text:style-name="P1"><text:span text:style-name="T6">z-index</text:span>: <text:span text:style-name="T11">2</text:span>;</text:p>
      <text:p text:style-name="P1"><text:span text:style-name="T6">visibility</text:span>: <text:span text:style-name="T8">visible</text:span>;</text:p>
      <text:p text:style-name="P1">}</text:p>
      <text:p text:style-name="P8"/>
      <text:p text:style-name="P1"><text:span text:style-name="T10">.not-visible</text:span> {</text:p>
      <text:p text:style-name="P1"><text:span text:style-name="T6">visibility</text:span>: <text:span text:style-name="T8">hidden</text:span>;</text:p>
      <text:p text:style-name="P1">}</text:p>
      <text:p text:style-name="P8"/>
      <text:p text:style-name="P1"><text:span text:style-name="T1">&lt;/</text:span><text:span text:style-name="T3">sty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8"/>
      <text:p text:style-name="P1"><text:span text:style-name="T1">&lt;</text:span><text:span text:style-name="T3">div</text:span><text:span text:style-name="T1">&gt;</text:span></text:p>
      <text:p text:style-name="P1"><text:span text:style-name="T1">&lt;</text:span><text:span text:style-name="T3">img</text:span> <text:span text:style-name="T6">class</text:span>=<text:span text:style-name="T8">"izquierda"</text:span> <text:span text:style-name="T6">src</text:span>=<text:span text:style-name="T8">"./kitten1.jpeg"</text:span><text:span text:style-name="T1">&gt;</text:span></text:p>
      <text:p text:style-name="P1"><text:span text:style-name="T1">&lt;</text:span><text:span text:style-name="T3">img</text:span> <text:span text:style-name="T6">class</text:span>=<text:span text:style-name="T8">"derecha"</text:span> <text:span text:style-name="T6">src</text:span>=<text:span text:style-name="T8">"./kitten2.jpeg"</text:span><text:span text:style-name="T1">&gt;</text:span></text:p>
      <text:p text:style-name="P1"><text:span text:style-name="T1">&lt;/</text:span><text:span text:style-name="T3">div</text:span><text:span text:style-name="T1">&gt;</text:span> </text:p>
      <text:p text:style-name="P1"><text:span text:style-name="T1">&lt;</text:span><text:span text:style-name="T3">p</text:span> <text:span text:style-name="T6">class</text:span>=<text:span text:style-name="T8">"visible"</text:span><text:span text:style-name="T1">&gt;</text:span>The first paragraph is visible.<text:span text:style-name="T1">&lt;/</text:span><text:span text:style-name="T3">p</text:span><text:span text:style-name="T1">&gt;</text:span></text:p>
      <text:p text:style-name="P1"><text:span text:style-name="T1">&lt;</text:span><text:span text:style-name="T3">p</text:span> <text:span text:style-name="T6">class</text:span>=<text:span text:style-name="T8">"not-visible"</text:span><text:span text:style-name="T1">&gt;</text:span>The second paragraph is NOT visible.<text:span text:style-name="T1">&lt;/</text:span><text:span text:style-name="T3">p</text:span><text:span text:style-name="T1">&gt;</text:span></text:p>
      <text:p text:style-name="P1"><text:span text:style-name="T1">&lt;</text:span><text:span text:style-name="T3">p</text:span> <text:span text:style-name="T6">class</text:span>=<text:span text:style-name="T8">"visible"</text:span><text:span text:style-name="T1">&gt;</text:span></text:p>
      <text:p text:style-name="P1">The third paragraph is visible. Notice the second paragraph is still occupying</text:p>
      <text:p text:style-name="P1">space.</text:p>
      <text:p text:style-name="P1"><text:span text:style-name="T1">&lt;/</text:span><text:span text:style-name="T3">p</text:span><text:span text:style-name="T1">&gt;</text:span></text:p>
      <text:p text:style-name="P1"><text:soft-page-break/><text:span text:style-name="T1">&lt;/</text:span><text:span text:style-name="T3">body</text:span><text:span text:style-name="T1">&gt;</text:span></text:p>
      <text:p text:style-name="P1"><text:span text:style-name="T1">&lt;/</text:span><text:span text:style-name="T3">html</text:span><text:span text:style-name="T1">&gt;</text:span></text:p>
      <text:p text:style-name="P21"/>
      <text:p text:style-name="P22">Actividad propuesta 2.27. Escribe un código HTML con estilos que contenga dos contenedores div, que al pasar el ratón por encima, se lleven a cabo las siguientes acciones: </text:p>
      <text:p text:style-name="P30"><text:span text:style-name="T16">1) El primer </text:span><text:span text:style-name="T9">debe rotar 360º con un delay de 1 segundo y su velocidad de transformación tendrá un final lento. Además de rotar, su ancho deberá crecer al doble de su tamaño original. El color inicial del elemento será verde y su color final será rojo.</text:span></text:p>
      <text:p text:style-name="P30"><text:span text:style-name="T9">2) El segundo </text:span><text:span text:style-name="T9">se moverá de su lugar inicial y además se deformará. No tendrá ningún delay, pero su comienzo y final serán lentos. Su color inicial será gris con una transparencia del 40% y su color final será rosa.</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09:20:13.977019626</meta:creation-date>
    <dc:date>2022-11-28T10:26:54.997873480</dc:date>
    <meta:editing-duration>PT2H52M35S</meta:editing-duration>
    <meta:editing-cycles>9</meta:editing-cycles>
    <meta:generator>LibreOffice/7.3.7.2$Linux_X86_64 LibreOffice_project/30$Build-2</meta:generator>
    <meta:document-statistic meta:table-count="0" meta:image-count="0" meta:object-count="0" meta:page-count="9" meta:paragraph-count="306" meta:word-count="1825" meta:character-count="12862" meta:non-whitespace-character-count="11315"/>
  </office:meta>
</office:document-meta>
</file>